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list-style-name="L35">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0"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3270206810098610436"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5002219401674704929"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951942717543996990"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2766013713242887255"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6">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172552752150273613"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3728430880836886108" text:style-name="L6">
        <text:list-item>
          <text:list>
            <text:list-header>
              <text:p text:style-name="P195"><text:span text:style-name="T1">warm up:</text:span> 0.2 mile jog and rest 2 minutes</text:p>
              <text:p text:style-name="P195"><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9">Run:</text:span><text:span text:style-name="T20">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1515531117175006481"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1579575334603181494"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29259071" text:continue-list="list1515531117175006481"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326437558510870260"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29276729"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29254978"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29273461" text:continue-numbering="true" text:style-name="L9">
        <text:list-item>
          <text:list>
            <text:list-header>
              <text:p text:style-name="P196">Warm down: <text:span text:style-name="T2">0.25 mile jog home</text:span></text:p>
              <text:p text:style-name="P197"/>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29266984" text:continue-numbering="true" text:style-name="L9">
        <text:list-item>
          <text:list>
            <text:list-header>
              <text:p text:style-name="P197">Time for 4.8 miles: 56: 32, Ave Pace: 11:51/mile, Ave HR:118,-&gt;1399 heartbeats/Mile</text:p>
              <text:p text:style-name="P196">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29266086" text:continue-numbering="true" text:style-name="L9">
        <text:list-item>
          <text:list>
            <text:list-header>
              <text:p text:style-name="P197">Today Oct 13:</text:p>
              <text:p text:style-name="P197">Time for 4.8 miles: 59: 34, Ave Pace: 12:24.5/mile, Ave HR:108.5,-&gt;1345 heartbeats/Mile</text:p>
              <text:p text:style-name="P197">On Thur <text:s/>Oct 8, 2020: </text:p>
              <text:p text:style-name="P197">Time for 4.8 miles: 59: 55, Ave Pace: 12:29/mile, Ave HR:112,-&gt;1398 heartbeats/Mile</text:p>
              <text:p text:style-name="P198">On Oct 8 when going up hill, I ran until my HR was up to 120 bpm and then walked until my HR was 110 bpm and then repeated.</text:p>
              <text:p text:style-name="P198">On Oct 13 when going up hill, I ran until my HR was up to 115 bpm and then walked until my HR was 105 bpm and then repeated.</text:p>
              <text:p text:style-name="P199">On Oct 13 my average rate was faster and heartbeats/mile was lower. Therefore this scheme is better. I should repeat these two workouts and also try the following:</text:p>
              <text:p text:style-name="P198">When going up hill, run until my HR is up to 110 bpm and then walk until my HR is 100 bpm and repeat.</text:p>
              <text:p text:style-name="P199"/>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8">Fri Jan 15, 2021 </text:span><text:span text:style-name="T29">4 miles</text:span><text:span text:style-name="T28"> on a very hilly course, more hills than yesterday</text:span></text:p>
      <text:p text:style-name="P119">Time: 48:03, Pace: 12:01, Ave Heart Rate: 131 bpm, Sum of Ascents: 480 feet</text:p>
      <text:p text:style-name="P118"><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9">Tues April 6, 2021 </text:span><text:span text:style-name="T40">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6216941247951864723"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8">Warm down: </text:span><text:span text:style-name="T17">0.25 miles</text:span></text:p>
      <text:p text:style-name="P77"/>
      <text:p text:style-name="P108"><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8527428394717277975"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5978542907995657866"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29261405" text:continue-numbering="true" text:style-name="L12">
        <text:list-item>
          <text:list>
            <text:list-header>
              <text:p text:style-name="P201">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20247560504429828" text:style-name="L13">
        <text:list-item>
          <text:list>
            <text:list-header>
              <text:p text:style-name="P190">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1583725482077528186"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1">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7869418661647673945" text:style-name="L15">
        <text:list-item>
          <text:list>
            <text:list-header>
              <text:p text:style-name="P172">1.5 miles averaging about 9:40/mile and rest 1 min</text:p>
            </text:list-header>
          </text:list>
        </text:list-item>
      </text:list>
      <text:p text:style-name="P23">1 mile in 8:26 and rest 2 min</text:p>
      <text:list xml:id="list86588607039092631"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5808953566020413234" text:style-name="L17">
        <text:list-item>
          <text:list>
            <text:list-header>
              <text:p text:style-name="P174">5.25 miles on roads and bike paths in Oosterwold</text:p>
              <text:p text:style-name="P191">Average pace: 11:08/mile</text:p>
              <text:p text:style-name="P191">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29257519" text:continue-numbering="true" text:style-name="L17">
        <text:list-item>
          <text:list>
            <text:list-header>
              <text:p text:style-name="P174">5.25 miles on roads and bike paths in Oosterwold</text:p>
              <text:p text:style-name="P191">Average pace: 9:52/mile</text:p>
              <text:p text:style-name="P191">Warm down: 0.25 miles</text:p>
            </text:list-header>
          </text:list>
        </text:list-item>
      </text:list>
      <text:p text:style-name="P10"/>
      <text:p text:style-name="P23">Tues May 17, 2022 no running</text:p>
      <text:list xml:id="list1017729100900499440"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1477651172280873383"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1821764013930612056"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29264827" text:continue-list="list1477651172280873383" text:style-name="L19">
        <text:list-item>
          <text:list>
            <text:list-header>
              <text:p text:style-name="P176">(Pace*HR)=1240</text:p>
            </text:list-header>
          </text:list>
        </text:list-item>
      </text:list>
      <text:list xml:id="list29285152" text:continue-list="list1017729100900499440" text:style-name="L18">
        <text:list-item>
          <text:list>
            <text:list-header>
              <text:p text:style-name="P175">2 miles at 10:46/mile Ave HR= 121 bpm and rest a few minutes</text:p>
            </text:list-header>
          </text:list>
        </text:list-item>
      </text:list>
      <text:list xml:id="list29256075" text:continue-list="list29264827"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29279594"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7366325275930467710"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5795332395644277438"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7947360852378924750" text:style-name="L23">
        <text:list-item>
          <text:list>
            <text:list-header>
              <text:p text:style-name="P192">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49/mile</text:span></text:p>
      <text:p text:style-name="P23">My GPS said distance was 13.2 miles</text:p>
      <text:p text:style-name="P23">GPS Splits: 9:58, 9:59, 9:56, 10:00, 9:57, 9:51, 9:48, 9:35, 9:39, 9:49, 9:42, 9:34, 9:56</text:p>
      <text:p text:style-name="P23">The last 0.2 in 1:54 or 9:36/mile</text:p>
      <text:p text:style-name="P23">I don't think I was totally recovered from the 15k race one week ago.</text:p>
      <text:p text:style-name="P23">There were only 2 runners in the race older than 74. I passed about 80 runners after the first 10k and no one passed me.</text:p>
      <text:p text:style-name="P23"/>
      <text:p text:style-name="P10"><text:soft-page-break/><text:span text:style-name="T2">Mon July 18, 2022 </text:span>2.0 miles running <text:span text:style-name="T2">and 1.5 miles walking</text:span></text:p>
      <text:p text:style-name="P23">I alternated running and walking and covered 3.5 miles on the high school track.</text:p>
      <text:p text:style-name="P23">I ran about the same amount of time as I walked and the average pace was about 13:25/mile. </text:p>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7637399194115424900" text:style-name="L24">
        <text:list-item>
          <text:p text:style-name="P200">14:55 <text:s text:c="17"/>98 bpm <text:s text:c="20"/>1460 b/mile</text:p>
        </text:list-item>
      </text:list>
      <text:p text:style-name="P104"/>
      <text:p text:style-name="P120"><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1"><text:span text:style-name="T30">Warm up:</text:span><text:span text:style-name="T31"> 0.25 mile jog to the cemetery</text:span></text:p>
      <text:p text:style-name="P120"><text:span text:style-name="T30">Walk: </text:span><text:span text:style-name="T32">1 mile on the loop in 14:26. Ave HR: 106 bpm, P x H = 1530 beats/mile. </text:span></text:p>
      <text:p text:style-name="P120"><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30">Warm up:</text:span><text:span text:style-name="T32"> 1.25 miles including 8 x 100m “pick ups”</text:span></text:p>
      <text:p text:style-name="P122"><text:span text:style-name="T31">Run: </text:span><text:span text:style-name="T32">3 x 200m with a 200m jog after each and 6 x 400m with a 400m jog after each.</text:span></text:p>
      <text:p text:style-name="P23">Times for runs:57s, 57s, 60s, 2:01, 2:03, 2:03, 2:02, 1:58, 1:55</text:p>
      <text:p text:style-name="P23"/>
      <text:p text:style-name="P122"><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9042776328181360588"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5">Fri Oct 28, 2022 </text:span><text:span text:style-name="T36">4.25 miles running</text:span><text:span text:style-name="T35">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4">Thur Nov 3, 2023 </text:span><text:span text:style-name="T26">2.5 miles running</text:span><text:span text:style-name="T24"> <text:s/>0.25 miles walking</text:span></text:p>
      <text:p text:style-name="P150"/>
      <text:p text:style-name="P154"><text:span text:style-name="T24">Fri Nov 4, 2023 </text:span><text:span text:style-name="T26">3.15 miles running</text:span><text:span text:style-name="T24">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4">Sun Nov 6, 2022 </text:span><text:span text:style-name="T26">4.25 miles</text:span><text:span text:style-name="T24"> at 11:11/mile </text:span></text:p>
      <text:p text:style-name="P150"/>
      <text:p text:style-name="P154"><text:span text:style-name="T24">Mon Nov 7, 2022 </text:span><text:span text:style-name="T26">4.75 miles running</text:span><text:span text:style-name="T24"> at 10:25/mile. </text:span></text:p>
      <text:p text:style-name="P150"><text:s text:c="7"/>My ankle is better than yesterday. </text:p>
      <text:p text:style-name="P150"/>
      <text:p text:style-name="P150">Fri Nov 11, 2022 <text:span text:style-name="T1">3 miles</text:span></text:p>
      <text:p text:style-name="P155"><text:span text:style-name="T37">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6435890747709565594"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29255091" text:continue-numbering="true" text:style-name="L26">
        <text:list-item>
          <text:list>
            <text:list-header>
              <text:p text:style-name="P180">0.1 mile lead in to a 4 mile run</text:p>
              <text:p text:style-name="P193">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29281826"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1810350814981400631"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3765776421799235985"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1149126866091079353"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5245792258646155538"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7494303831447269425"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8169565260772015977" text:style-name="L32">
        <text:list-item>
          <text:list>
            <text:list-header>
              <text:p text:style-name="P186">0.25 miles in 2:54</text:p>
              <text:p text:style-name="P186">1 mile in 9:21 going faster as I ran and ending at around 8:30 pace</text:p>
            </text:list-header>
          </text:list>
        </text:list-item>
      </text:list>
      <text:list xml:id="list2025808714921867531" text:style-name="L33">
        <text:list-item>
          <text:list>
            <text:list-header>
              <text:p text:style-name="P187">0.25 miles in about 3:00</text:p>
            </text:list-header>
          </text:list>
        </text:list-item>
      </text:list>
      <text:p text:style-name="P23"/>
      <text:p text:style-name="P23">Fri June 30, 2023 <text:span text:style-name="T1">no running</text:span></text:p>
      <text:p text:style-name="P10"/>
      <text:p text:style-name="P10">During the past week: 20.25 miles</text:p>
      <text:p text:style-name="P10"/>
      <text:p text:style-name="P23">Sat July 1, 2023 <text:span text:style-name="T1">2.5 miles</text:span> </text:p>
      <text:p text:style-name="P23"><text:span text:style-name="T1">Warm up:</text:span> <text:s/>0.25 miles to the cemetery loop</text:p>
      <text:p text:style-name="P23"><text:span text:style-name="T1">Run:</text:span> <text:s/>2 miles on the cemetery loop in 20:15, Total ascent on the course 140 feet <text:s/></text:p>
      <text:p text:style-name="P23">Splits: 10:17, 9:58 <text:s/><text:span text:style-name="T1">Warm down: </text:span>0.25 miles home</text:p>
      <text:p text:style-name="P23"><text:soft-page-break/>Sun July 2, 2023 <text:span text:style-name="T1">5.5 miles </text:span>I ran in the USATF Midwest Region meet at the Spire track in Geneva OH. </text:p>
      <text:p text:style-name="P23"><text:span text:style-name="T1">Warm up</text:span>: 1.5 miles at various paces and rest a few minutes</text:p>
      <text:p text:style-name="P23"><text:span text:style-name="T1">Run: </text:span>5K in 28:16 or 9:06/mile</text:p>
      <text:p text:style-name="P10">Between races: <text:span text:style-name="T2">walked around outside of stadium for a half hour and ran ¾ mile at various paces <text:s/></text:span></text:p>
      <text:p text:style-name="P23"><text:span text:style-name="T1">Run:</text:span> 1500m in 7:56 or 8:30/mile</text:p>
      <text:p text:style-name="P23"/>
      <text:p text:style-name="P23">Mon July 3,2023 <text:span text:style-name="T1">5.5 miles</text:span> I ran with 5 other runners on the high school track</text:p>
      <text:p text:style-name="P23"><text:span text:style-name="T1">Warm up:</text:span> 2 miles Splits:11:31 and 10:17 rest a few minutes and ¼ mile more.</text:p>
      <text:p text:style-name="P10">Run: <text:span text:style-name="T2">5 x 800m with 200m jogs between the jogs took about 2:00.</text:span></text:p>
      <text:p text:style-name="P23">Times for runs: 4:42, 4:42, 4:26, 4:26, 4:17</text:p>
      <text:p text:style-name="P23"><text:span text:style-name="T1">Warm down:</text:span> ¼ mile jog</text:p>
      <text:p text:style-name="P23"/>
      <text:p text:style-name="P23">Tues July 4, 2023 <text:span text:style-name="T1">3.25 miles</text:span></text:p>
      <text:p text:style-name="P23"><text:span text:style-name="T1">Warm up: </text:span>0.3 miles to the top of the hill in Greendale cemetery and rest a little.</text:p>
      <text:p text:style-name="P10">Run:<text:span text:style-name="T2">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1">Warm down</text:span>: 0.25 miles home</text:p>
      <text:p text:style-name="P23"/>
      <text:p text:style-name="P23">Wed July 5, 2023 <text:span text:style-name="T1">3.3 miles</text:span> on a Wise Center treadmill</text:p>
      <text:p text:style-name="P10">Run: <text:span text:style-name="T2">3.3 miles continuous run including: 0.05 mile lead in to 3 miles and a 0.25 mile jog</text:span> </text:p>
      <text:p text:style-name="P23">3 mile splits: 10:49, 10:23, 9:51</text:p>
      <text:p text:style-name="P23"/>
      <text:p text:style-name="P23">Thur July 6, 2023 <text:span text:style-name="T1">4.1 miles</text:span> on the Ernst Trail.</text:p>
      <text:p text:style-name="P23">I meet Rod and Mike for our our Tempo Run.</text:p>
      <text:p text:style-name="P10">Warm Up: <text:span text:style-name="T2">1 mile in in 10:39, rest a few minutes and jog 0.1 miles</text:span></text:p>
      <text:p text:style-name="P10">Run:<text:span text:style-name="T2"> <text:s/>3 miles in 28:17 or 9:26/mile </text:span></text:p>
      <text:list xml:id="list6284425400228546669" text:style-name="L34">
        <text:list-item>
          <text:list>
            <text:list-header>
              <text:p text:style-name="P188">0.75 mile splits paces: 9:57/mile, 9:45/mile, 9:24/mile, 8:44/mile</text:p>
            </text:list-header>
          </text:list>
        </text:list-item>
      </text:list>
      <text:p text:style-name="P23"/>
      <text:p text:style-name="P10"><text:span text:style-name="T2">Fri July 7, 2023 </text:span>3.2 miles<text:span text:style-name="T2">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2"> <text:s/>streak of 7 days</text:span></text:p>
      <text:p text:style-name="P23"/>
      <text:p text:style-name="P23">Sat July 8, 2023 <text:span text:style-name="T1">2.1 miles</text:span> <text:s text:c="6"/></text:p>
      <text:p text:style-name="P23"><text:span text:style-name="T1">Warm up: </text:span>0.25 miles to the cemetery loop and rest a little.</text:p>
      <text:p text:style-name="P10">Run:<text:span text:style-name="T2"> 5 cemetery loops averaging 10:25/mile Distance: about 1.6 miles</text:span></text:p>
      <text:p text:style-name="P23"><text:span text:style-name="T1">Warm down</text:span>: 0.25 miles home</text:p>
      <text:p text:style-name="P23"/>
      <text:p text:style-name="P23"><text:soft-page-break/>Sun July 9, 2023 <text:s/><text:span text:style-name="T1">5.1 miles</text:span> <text:s text:c="2"/>I ran the Trailblazer 5K</text:p>
      <text:p text:style-name="P23"><text:span text:style-name="T1">Warm up: </text:span>1.4 mile at various paces</text:p>
      <text:p text:style-name="P10">Run:<text:span text:style-name="T2"> 5K race mainly on the Ernst Trail.Time: 28:14, Pace: 9:05/mile about the same time as last Sunday on the track. The first 2 miles averaged 9:08/mile </text:span></text:p>
      <text:p text:style-name="P23"><text:span text:style-name="T1">Warm down</text:span>: 0.6 miles </text:p>
      <text:p text:style-name="P23"/>
      <text:p text:style-name="P23">Mon <text:s/>July 10, 2023 <text:span text:style-name="T1">4 miles</text:span> with 7 other runners on the high school track</text:p>
      <text:p text:style-name="P23"><text:span text:style-name="T1">Warm Up:</text:span> 1 mile in 11:09 and rest a few minutes and 400m at various paces</text:p>
      <text:p text:style-name="P23"><text:span text:style-name="T1">Run:</text:span> 7 x 400m with 200m jogs between. Jogs averaged about 2:15</text:p>
      <text:p text:style-name="P23">Times for runs: 2:13, 2:19, 2:10, 2:11, 2:10, 2:05, 1:59</text:p>
      <text:p text:style-name="P10">Warm down: <text:span text:style-name="T2">400m</text:span></text:p>
      <text:p text:style-name="P23"/>
      <text:p text:style-name="P23">Tues July 11, 2023 <text:span text:style-name="T1">2.4 miles</text:span> <text:s text:c="6"/></text:p>
      <text:p text:style-name="P23"><text:span text:style-name="T1">Warm up: </text:span>0.25 miles to the cemetery loop and rest a little.</text:p>
      <text:p text:style-name="P10">Run:<text:span text:style-name="T2"> 6 cemetery loops averaging 11:37/mile Distance: about 1.9 miles</text:span></text:p>
      <text:p text:style-name="P23"><text:span text:style-name="T1">Warm down</text:span>: 0.25 miles home</text:p>
      <text:p text:style-name="P23"/>
      <text:p text:style-name="P23">Wed July 12, 2023 <text:span text:style-name="T1">2 miles</text:span></text:p>
      <text:p text:style-name="P23">I ran 2 miles on very hilly roads and averaged 11:46/mile.</text:p>
      <text:p text:style-name="P23"/>
      <text:p text:style-name="P23">Thur July 13, 2023 <text:span text:style-name="T1">4 miles <text:s/></text:span>I ran with about 10 other runners on the Ernst Trail</text:p>
      <text:p text:style-name="P23"><text:span text:style-name="T1">Warm up: </text:span><text:s/>1 mile in about 11:00 going faster in second half</text:p>
      <text:p text:style-name="P10">Run: <text:span text:style-name="T2">3 miles averaging 10:00/mile</text:span></text:p>
      <text:p text:style-name="P23"/>
      <text:p text:style-name="P23">Fri July 14, 2023 <text:span text:style-name="T1">2.1 miles</text:span> <text:s text:c="6"/></text:p>
      <text:p text:style-name="P23"><text:span text:style-name="T1">Warm up: </text:span>0.25 miles to the cemetery loop and rest a little.</text:p>
      <text:p text:style-name="P10">Run:<text:span text:style-name="T2"> 5 cemetery loops averaging 10:28/mile Distance: about 1.6 miles</text:span></text:p>
      <text:p text:style-name="P23"><text:span text:style-name="T1">Warm down</text:span>: 0.25 miles home</text:p>
      <text:p text:style-name="P23"/>
      <text:p text:style-name="P10">During the past week: 21.7 miles<text:span text:style-name="T2"> <text:s/>streak of 14 days</text:span></text:p>
      <text:p text:style-name="P23"/>
      <text:p text:style-name="P23">Sat July 15, 2023 <text:span text:style-name="T1">1.5 miles</text:span></text:p>
      <text:p text:style-name="P23"><text:span text:style-name="T1">Warm up: </text:span>0.25 miles to the cemetery loop and rest a little.</text:p>
      <text:p text:style-name="P23"><text:span text:style-name="T1">Run:</text:span> 1 mile on the cemetery loop including 3 x 1/8, mile Times: 1:00, 1:04, 1:01.5 <text:s text:c="27"/></text:p>
      <text:p text:style-name="P23"/>
      <text:p text:style-name="P23">Sun July 16, 2023 <text:span text:style-name="T1">14.1 miles</text:span></text:p>
      <text:p text:style-name="P23"><text:span text:style-name="T1">Warm up: </text:span>1 mile</text:p>
      <text:p text:style-name="P10">Run: <text:span text:style-name="T2">The Presque Isle ½ marathon in 2:09:17 or 9:49/mile, Same ave pace as in 2022.</text:span></text:p>
      <text:p text:style-name="P23">My GPS said distance was 13.17 miles</text:p>
      <text:p text:style-name="P23">GPS Splits: 9:55, 10:04, 9:55, 9:58, 9:55, 9:40, 9:44, 9:47, 9:49, 9:49, 10:17, 9:32, 9:29</text:p>
      <text:p text:style-name="P23">The last 0.17 in 1:24 or 8:07/mile</text:p>
      <text:p text:style-name="P23"><text:s/></text:p>
      <text:p text:style-name="P23"><text:soft-page-break/>Mon July 17, 2023 <text:span text:style-name="T1">3 miles</text:span> </text:p>
      <text:p text:style-name="P10"><text:span text:style-name="T2">I ran 3 miles on a Wise Center treadmill averaging 10:32/mile. Needed to run indoors because the air quality was not good.</text:span></text:p>
      <text:p text:style-name="P10"><text:span text:style-name="T2">Splits: 10:47, 10:30, 10:20</text:span></text:p>
      <text:p text:style-name="P10"><text:span text:style-name="T2"/></text:p>
      <text:p text:style-name="P23">Tues July 18, 2023 <text:span text:style-name="T1">3 miles</text:span> </text:p>
      <text:p text:style-name="P23">I ran with 5 other runners on the high school track.</text:p>
      <text:p text:style-name="P10">Run: <text:span text:style-name="T2">3 miles at various paces including 3 x 800m all around 4:38</text:span></text:p>
      <text:p text:style-name="P10"><text:span text:style-name="T2"/></text:p>
      <text:p text:style-name="P10"><text:span text:style-name="T2">Wed July 19, 2023 </text:span>1 mile</text:p>
      <text:p text:style-name="P23">I ran 1 mile on Benson Ave. Time: 12:25, I started at 13:30/mile pace and ended at 11:30/mile pace. I wasn't feeling well from allergic reaction to my eye drops. Dr Vukmer told me to stop taking drops until I see him next week.</text:p>
      <text:p text:style-name="P10"/>
      <text:p text:style-name="P10"/>
      <text:p text:style-name="P10"/>
      <text:p text:style-name="P10">For 20 cemetery loops or mor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10"/>
      <text:p text:style-name="P10">Times for 10 miles or over on the Ernst Trail </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text:soft-page-break/>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6102300868379911636" text:style-name="L35">
        <text:list-item>
          <text:list>
            <text:list-header>
              <text:p text:style-name="P194">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ext:soft-page-break/>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Sat June 17, 2023<text:tab/>30:25<text:tab/>9:36/mile <text:s text:c="9"/>3:03<text:tab/><text:tab/>142</text:p>
      <text:p text:style-name="P19"><text:s/></text:p>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18">0.75 mile split paces 9:57/mile, 9:45/mile, 9:24/mile, 8:44/mile</text:span></text:p>
      <text:p text:style-name="P10"><text:span text:style-name="T2">Thur</text:span> <text:span text:style-name="T2">July 13, 2023 10:00/mile (resting for half marathon on Sunday)</text:span>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7-20T09:02:16.96</dc:date>
    <dc:creator>James Lombardi</dc:creator>
    <meta:editing-duration>P21DT5H53M45S</meta:editing-duration>
    <meta:editing-cycles>1731</meta:editing-cycles>
    <meta:generator>OpenOffice/4.1.2$Win32 OpenOffice.org_project/412m3$Build-9782</meta:generator>
    <meta:document-statistic meta:table-count="0" meta:image-count="9" meta:object-count="0" meta:page-count="176" meta:paragraph-count="5072" meta:word-count="55104" meta:character-count="282448"/>
  </office:meta>
</office:document-meta>
</file>